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2.8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2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9.6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85cm" fo:min-width="5.1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85cm" fo:min-width="6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24b12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224b12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8cm" svg:height="2cm" svg:x="7.8cm" svg:y="1.2cm">
          <text:p text:style-name="P1">Début du </text:p>
          <text:p text:style-name="P1">program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13.2cm" svg:height="1.1cm" svg:x="3.7cm" svg:y="4cm">
          <text:p text:style-name="P1">Initialisation des modules – Position neutr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0.1cm" svg:height="1.8cm" svg:x="5.2cm" svg:y="8.5cm">
          <text:p text:style-name="P2"><text:span text:style-name="T1">Bras vers master</text:span></text:p>
          <text:p text:style-name="P2"><text:span text:style-name="T2">« B »ras dispo 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0.1cm" svg:height="1.8cm" svg:x="5.2cm" svg:y="10.8cm">
          <text:p text:style-name="P2"><text:span text:style-name="T1">Master vers distributeur</text:span></text:p>
          <text:p text:style-name="P2"><text:span text:style-name="T2">Code « L »aché d’un cub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1.3cm" svg:height="2.2cm" svg:x="4.6cm" svg:y="5.5cm">
          <text:p text:style-name="P3"><text:span text:style-name="T1">Master vers bras </text:span></text:p>
          <text:p text:style-name="P3"><text:span text:style-name="T2">Attente dispo br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6cm" svg:y1="6.6cm" svg:x2="10.25cm" svg:y2="7.7cm" draw:start-shape="id1" draw:start-glue-point="5" draw:end-shape="id1" draw:end-glue-point="6" svg:d="M4600 6600h-501v1602h6151v-502" svg:viewBox="0 0 6152 1603">
          <text:p/>
        </draw:connector>
        <draw:connector draw:style-name="gr5" draw:text-style-name="P1" xml:id="id4" draw:id="id4" draw:layer="layout" svg:x1="10.3cm" svg:y1="4cm" svg:x2="10.3cm" svg:y2="4cm" draw:start-shape="id2" draw:start-glue-point="0" draw:end-shape="id2" draw:end-glue-point="0" svg:d="M10300 4000z" svg:viewBox="0 0 1 1">
          <text:p/>
        </draw:connector>
        <draw:connector draw:style-name="gr5" draw:text-style-name="P1" draw:layer="layout" svg:x1="10.2cm" svg:y1="3.2cm" svg:x2="10.3cm" svg:y2="4cm" draw:start-shape="id3" draw:start-glue-point="8" draw:end-shape="id4" draw:end-glue-point="0" svg:d="M10200 3200v800h100" svg:viewBox="0 0 101 801">
          <text:p/>
        </draw:connector>
        <draw:connector draw:style-name="gr5" draw:text-style-name="P1" xml:id="id6" draw:id="id6" draw:layer="layout" svg:x1="10.25cm" svg:y1="8.5cm" svg:x2="10.25cm" svg:y2="8.5cm" draw:start-shape="id5" draw:start-glue-point="0" draw:end-shape="id5" draw:end-glue-point="0" svg:d="M10250 8500z" svg:viewBox="0 0 1 1">
          <text:p/>
        </draw:connector>
        <draw:connector draw:style-name="gr5" draw:text-style-name="P1" draw:layer="layout" svg:x1="10.25cm" svg:y1="7.7cm" svg:x2="10.25cm" svg:y2="8.5cm" draw:start-shape="id1" draw:start-glue-point="6" draw:end-shape="id6" draw:end-glue-point="0" svg:d="M10250 7700v800" svg:viewBox="0 0 1 801">
          <text:p/>
        </draw:connector>
        <draw:connector draw:style-name="gr5" draw:text-style-name="P1" draw:layer="layout" svg:x1="10.25cm" svg:y1="10.3cm" svg:x2="10.25cm" svg:y2="10.8cm" draw:start-shape="id5" draw:start-glue-point="2" draw:end-shape="id7" draw:end-glue-point="0" svg:d="M10250 10300v500" svg:viewBox="0 0 1 501">
          <text:p/>
        </draw:connector>
        <draw:custom-shape draw:style-name="gr3" draw:text-style-name="P2" xml:id="id9" draw:id="id9" draw:layer="layout" svg:width="10.1cm" svg:height="1.8cm" svg:x="5.2cm" svg:y="15.9cm">
          <text:p text:style-name="P2"><text:span text:style-name="T1">Master </text:span><text:span text:style-name="T1">vers </text:span><text:span text:style-name="T1">portiqu</text:span><text:span text:style-name="T1">e</text:span></text:p>
          <text:p text:style-name="P2"><text:span text:style-name="T2">« C </text:span><text:span text:style-name="T2">»ouleu</text:span><text:span text:style-name="T2">r du </text:span><text:span text:style-name="T2">cub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cm" svg:y1="5.1cm" svg:x2="10.25cm" svg:y2="5.5cm" draw:start-shape="id2" draw:start-glue-point="2" draw:end-shape="id1" draw:end-glue-point="4" svg:d="M10300 5100v200h-50v200" svg:viewBox="0 0 51 401">
          <text:p/>
        </draw:connector>
        <draw:custom-shape draw:style-name="gr6" draw:text-style-name="P3" xml:id="id8" draw:id="id8" draw:layer="layout" svg:width="13.699cm" svg:height="2.2cm" svg:x="3.401cm" svg:y="13.2cm">
          <text:p text:style-name="P3"><text:span text:style-name="T1">Master </text:span><text:span text:style-name="T1">vers </text:span><text:span text:style-name="T1">portiqu</text:span><text:span text:style-name="T1">e</text:span></text:p>
          <text:p text:style-name="P3"><text:span text:style-name="T2">« P »r</text:span><text:span text:style-name="T2">ésenc</text:span><text:span text:style-name="T2">e d’un </text:span><text:span text:style-name="T2">cub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251cm" svg:y1="13.2cm" svg:x2="10.25cm" svg:y2="12.6cm" draw:start-shape="id8" draw:start-glue-point="4" draw:end-shape="id7" draw:end-glue-point="2" svg:d="M10251 13200v-300h-1v-300" svg:viewBox="0 0 2 601">
          <text:p/>
        </draw:connector>
        <draw:connector draw:style-name="gr5" draw:text-style-name="P1" xml:id="id10" draw:id="id10" draw:layer="layout" svg:x1="10.251cm" svg:y1="15.4cm" svg:x2="10.25cm" svg:y2="15.9cm" draw:start-shape="id8" draw:start-glue-point="6" draw:end-shape="id9" draw:end-glue-point="0" svg:d="M10251 15400v251h-1v249" svg:viewBox="0 0 2 501">
          <text:p/>
        </draw:connector>
        <draw:connector draw:style-name="gr5" draw:text-style-name="P1" draw:layer="layout" svg:x1="10.25cm" svg:y1="15.651cm" svg:x2="3.401cm" svg:y2="14.3cm" draw:start-shape="id10" draw:start-glue-point="0" draw:end-shape="id8" draw:end-glue-point="5" svg:d="M10250 15651h-7351v-1351h502" svg:viewBox="0 0 7352 13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8:43:17.297430282</meta:creation-date>
    <dc:date>2024-12-17T19:26:39.827477486</dc:date>
    <meta:editing-duration>PT1M53S</meta:editing-duration>
    <meta:editing-cycles>1</meta:editing-cycles>
    <meta:document-statistic meta:object-count="17"/>
    <meta:generator>LibreOffice/6.4.7.2$Linux_X86_64 LibreOffice_project/40$Build-2</meta:generator>
  </office:meta>
</office:document-meta>
</file>